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48.01mm" svg:height="87.37mm" svg:x="46.35mm" svg:y="4.12mm">
            <draw:object draw:notify-on-update-of-ranges="Feuille1.A1:Feuille1.A1 Feuille1.A2:Feuille1.A5 Feuille1.B1:Feuille1.B1 Feuille1.B2:Feui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.00.00</text:date>, <text:time style:data-style-name="N2" text:time-value="09:52:13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aurent BALLAND-POIRIER</meta:initial-creator>
    <meta:creation-date>2016-08-05T11:01:05.443000000</meta:creation-date>
    <dc:date>2019-08-15T09:55:18.264000000</dc:date>
    <meta:editing-duration>PT5M56S</meta:editing-duration>
    <meta:editing-cycles>4</meta:editing-cycles>
    <meta:generator>LibreOfficeDev/6.4.0.0.alpha0$Windows_X86_64 LibreOffice_project/536ab2f3ba1e71badaaf98db9419ca7c7ddd7ac4</meta:generator>
    <meta:document-statistic meta:table-count="1" meta:cell-count="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fill="solid" draw:fill-color="#81d41a"/>
      <style:text-properties fo:color="#f10d0c" fo:font-family="Arial" style:font-style-name="Dőlt" fo:font-size="13pt" fo:font-style="italic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02cm" svg:height="8.738cm" xlink:href=".." xlink:type="simple" chart:class="chart:bar" chart:style-name="ch1">
        <chart:title svg:x="5.863cm" svg:y="0.31cm" chart:style-name="ch2">
          <text:p>It is a Maintitle</text:p>
        </chart:title>
        <chart:subtitle svg:x="6.18cm" svg:y="1.263cm" chart:style-name="ch3">
          <text:p>It is a Subtitle</text:p>
        </chart:subtitle>
        <chart:legend chart:legend-position="end" svg:x="13.809cm" svg:y="3.821cm" style:legend-expansion="high" chart:style-name="ch4"/>
        <chart:plot-area chart:style-name="ch5" table:cell-range-address="Feuille1.A1:Feuille1.B5" chart:data-source-has-labels="row" svg:x="0.296cm" svg:y="2.12cm" svg:width="13.217cm" svg:height="6.444cm">
          <chartooo:coordinate-region svg:x="0.732cm" svg:y="2.32cm" svg:width="12.781cm" svg:height="5.59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Feuille1.A2:Feuille1.A5" chart:label-cell-address="Feuille1.A1:Feuille1.A1" chart:class="chart:bar">
            <chart:data-point chart:repeated="4"/>
          </chart:series>
          <chart:series chart:style-name="ch10" chart:values-cell-range-address="Feuille1.B2:Feuille1.B5" chart:label-cell-address="Feuille1.B1:Feuille1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Feuille1.A1:Feuille1.A1</svg:desc>
                </draw:g>
              </table:table-cell>
              <table:table-cell office:value-type="string">
                <text:p>Y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5</svg:desc>
                </draw:g>
              </table:table-cell>
              <table:table-cell office:value-type="float" office:value="2">
                <text:p>2</text:p>
                <draw:g>
                  <svg:desc>Feuille1.B2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536ab2f3ba1e71badaaf98db9419ca7c7ddd7ac4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